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P33" style:family="paragraph" style:parent-style-name="Table_20_Contents">
      <style:text-properties fo:font-weight="normal" officeooo:rsid="0028b787" officeooo:paragraph-rsid="0028b787" style:font-weight-asian="normal" style:font-weight-complex="normal"/>
    </style:style>
    <style:style style:name="P34" style:family="paragraph" style:parent-style-name="Table_20_Contents">
      <style:text-properties fo:font-weight="normal" officeooo:rsid="002a082b" officeooo:paragraph-rsid="002a082b" style:font-weight-asian="normal" style:font-weight-complex="normal"/>
    </style:style>
    <style:style style:name="P35" style:family="paragraph" style:parent-style-name="Table_20_Contents">
      <style:text-properties officeooo:rsid="002918f6" officeooo:paragraph-rsid="002918f6"/>
    </style:style>
    <style:style style:name="P36" style:family="paragraph" style:parent-style-name="Table_20_Contents">
      <style:text-properties fo:font-weight="normal" officeooo:rsid="002a082b" officeooo:paragraph-rsid="002a082b" style:font-weight-asian="normal" style:font-weight-complex="normal"/>
    </style:style>
    <style:style style:name="P37" style:family="paragraph" style:parent-style-name="Table_20_Contents">
      <style:text-properties officeooo:rsid="002918f6" officeooo:paragraph-rsid="002918f6"/>
    </style:style>
    <style:style style:name="P38" style:family="paragraph" style:parent-style-name="Table_20_Contents">
      <style:text-properties officeooo:rsid="002b444e" officeooo:paragraph-rsid="002b444e"/>
    </style:style>
    <style:style style:name="P39" style:family="paragraph" style:parent-style-name="Table_20_Contents">
      <style:text-properties officeooo:rsid="002f1e2c" officeooo:paragraph-rsid="002f1e2c"/>
    </style:style>
    <style:style style:name="P40" style:family="paragraph" style:parent-style-name="Table_20_Contents">
      <style:text-properties officeooo:rsid="00300b58" officeooo:paragraph-rsid="00300b58"/>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style:style style:name="T21" style:family="text">
      <style:text-properties officeooo:rsid="002d3c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table-column table:style-name="Table2.B"/>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table-column table:style-name="Table3.B"/>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table-column table:style-name="Table6.B"/>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row>
          <table:table-cell table:style-name="Table6.A2" office:value-type="string">
            <text:p text:style-name="P33">– There is no evidence that any of these NEW AGE claims are true.</text:p>
            <text:p text:style-name="P33">– Societies that have believed these lies for centuries have always been impoverished</text:p>
            <text:p text:style-name="P33">– Massive Biblical illiteracy in America makes it possible for these people to sell millions of books <text:soft-page-break/>and deceive even people who go to churches</text:p>
            <text:p text:style-name="P33">– Evangelicals who have pushed <text:span text:style-name="T13">Bible</text:span> <text:span text:style-name="T13">teaching</text:span> out of their churches bear responsibility for this deception to be so widespread</text:p>
          </table:table-cell>
          <table:table-cell table:style-name="Table6.B2" office:value-type="string">
            <text:p text:style-name="P32"/>
          </table:table-cell>
        </table:table-row>
        <table:table-row>
          <table:table-cell table:style-name="Table6.A2" office:value-type="string">
            <text:p text:style-name="P34">Matthew 5:13 – You are the salt of the earth; but if the salt has become tasteless, how can it be made salty again? <text:s/>It is no longer good fro anything, except to be thrown out and trampled under foot by men.</text:p>
          </table:table-cell>
          <table:table-cell table:style-name="Table6.B2" office:value-type="string">
            <text:p text:style-name="P35">Contemplative Prayer</text:p>
            <text:p text:style-name="P35">Matra – names of hindu gods – Demons</text:p>
            <text:p text:style-name="P35">yoga – sex perverted</text:p>
            <text:p text:style-name="P35">loose serpent force – kunulini</text:p>
            <text:p text:style-name="P35">raki – occult laying on of hands</text:p>
            <text:p text:style-name="P35">transfer of spirits</text:p>
            <text:p text:style-name="P35">relaxation response – breath out say the word one. Concentrate on a word.</text:p>
          </table:table-cell>
        </table:table-row>
        <table:table-row>
          <table:table-cell table:style-name="Table6.A2" office:value-type="string">
            <text:p text:style-name="P34"/>
          </table:table-cell>
          <table:table-cell table:style-name="Table6.B2" office:value-type="string">
            <text:p text:style-name="P35"/>
          </table:table-cell>
        </table:table-row>
        <table:table-row>
          <table:table-cell table:style-name="Table6.A2" office:value-type="string">
            <text:p text:style-name="P38">Depart from THE FAITH, <text:s/><text:span text:style-name="T21">giving heed to seducing spirits. 1 Timothy 4:2</text:span></text:p>
          </table:table-cell>
          <table:table-cell table:style-name="Table6.B2" office:value-type="string">
            <text:p text:style-name="P39">Spirit guide</text:p>
          </table:table-cell>
        </table:table-row>
        <table:table-row>
          <table:table-cell table:style-name="Table6.A2" office:value-type="string">
            <text:p text:style-name="P38"/>
          </table:table-cell>
          <table:table-cell table:style-name="Table6.B2" office:value-type="string">
            <text:p text:style-name="P40">Spirits can masquerade as apostle of Christ.</text:p>
            <text:p text:style-name="P40">Angels of Ligh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9T01:55:01.845525523</dc:date>
    <dc:creator>GrrWooD </dc:creator>
    <meta:editing-duration>P1DT1H29M11S</meta:editing-duration>
    <meta:editing-cycles>16</meta:editing-cycles>
    <meta:generator>LibreOffice/4.2.4.2$Linux_X86_64 LibreOffice_project/420m0$Build-2</meta:generator>
    <meta:document-statistic meta:table-count="6" meta:image-count="0" meta:object-count="0" meta:page-count="7" meta:paragraph-count="136" meta:word-count="2143" meta:character-count="12416" meta:non-whitespace-character-count="10298"/>
  </office:meta>
</office:document-meta>
</file>